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f5086" officeooo:paragraph-rsid="001f5086"/>
    </style:style>
    <style:style style:name="P2" style:family="paragraph" style:parent-style-name="Standard" style:list-style-name="L2">
      <style:text-properties officeooo:rsid="001f7402" officeooo:paragraph-rsid="001f7402"/>
    </style:style>
    <style:style style:name="P3" style:family="paragraph" style:parent-style-name="Standard" style:list-style-name="L2">
      <style:text-properties officeooo:rsid="001fb765" officeooo:paragraph-rsid="001fb765"/>
    </style:style>
    <style:style style:name="P4" style:family="paragraph" style:parent-style-name="Standard" style:list-style-name="L2">
      <style:text-properties officeooo:rsid="0020c7ac" officeooo:paragraph-rsid="0020c7ac"/>
    </style:style>
    <style:style style:name="P5" style:family="paragraph" style:parent-style-name="Standard" style:list-style-name="L2">
      <style:text-properties officeooo:rsid="00212c77" officeooo:paragraph-rsid="00212c77"/>
    </style:style>
    <style:style style:name="P6" style:family="paragraph" style:parent-style-name="Standard" style:list-style-name="L2">
      <style:text-properties officeooo:rsid="00226fde" officeooo:paragraph-rsid="00226fde"/>
    </style:style>
    <style:style style:name="P7" style:family="paragraph" style:parent-style-name="Standard" style:list-style-name="L2">
      <style:text-properties officeooo:rsid="00233b52" officeooo:paragraph-rsid="00233b52"/>
    </style:style>
    <style:style style:name="P8" style:family="paragraph" style:parent-style-name="Standard" style:list-style-name="L2">
      <style:text-properties style:font-name="Liberation Serif" fo:font-weight="normal" officeooo:rsid="00259da3" officeooo:paragraph-rsid="00259da3" style:font-weight-asian="normal" style:font-weight-complex="normal"/>
    </style:style>
    <style:style style:name="P9" style:family="paragraph" style:parent-style-name="Standard">
      <style:text-properties style:font-name="Liberation Serif" fo:font-weight="normal" officeooo:rsid="00259da3" officeooo:paragraph-rsid="00259da3" style:font-weight-asian="normal" style:font-weight-complex="normal"/>
    </style:style>
    <style:style style:name="P10" style:family="paragraph" style:parent-style-name="Standard" style:list-style-name="L2">
      <style:text-properties style:font-name="Liberation Serif" fo:font-weight="normal" officeooo:rsid="00268ded" officeooo:paragraph-rsid="00268ded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268ded" officeooo:paragraph-rsid="00268ded" style:font-weight-asian="normal" style:font-weight-complex="normal"/>
    </style:style>
    <style:style style:name="P12" style:family="paragraph" style:parent-style-name="Standard" style:list-style-name="L2">
      <style:text-properties style:font-name="Liberation Serif" fo:font-weight="normal" officeooo:rsid="002766e9" officeooo:paragraph-rsid="002766e9" style:font-weight-asian="normal" style:font-weight-complex="normal"/>
    </style:style>
    <style:style style:name="P13" style:family="paragraph" style:parent-style-name="Standard" style:list-style-name="L2">
      <style:text-properties style:font-name="Liberation Serif" fo:font-weight="normal" officeooo:rsid="0027ff02" officeooo:paragraph-rsid="0027ff02" style:font-weight-asian="normal" style:font-weight-complex="normal"/>
    </style:style>
    <style:style style:name="P14" style:family="paragraph" style:parent-style-name="Standard">
      <style:text-properties style:font-name="Liberation Serif" officeooo:rsid="00268ded" officeooo:paragraph-rsid="00268ded"/>
    </style:style>
    <style:style style:name="P15" style:family="paragraph" style:parent-style-name="Standard">
      <style:text-properties style:font-name="Liberation Serif" officeooo:rsid="00268ded" officeooo:paragraph-rsid="002766e9"/>
    </style:style>
    <style:style style:name="P16" style:family="paragraph" style:parent-style-name="Table_20_Contents">
      <style:text-properties style:font-name="Liberation Serif"/>
    </style:style>
    <style:style style:name="P17" style:family="paragraph" style:parent-style-name="Table_20_Contents">
      <style:text-properties style:font-name="Liberation Serif" officeooo:rsid="00268ded" officeooo:paragraph-rsid="00268ded"/>
    </style:style>
    <style:style style:name="P18" style:family="paragraph" style:parent-style-name="Table_20_Contents">
      <style:text-properties style:font-name="Liberation Serif" officeooo:rsid="00268ded" officeooo:paragraph-rsid="002766e9"/>
    </style:style>
    <style:style style:name="P19" style:family="paragraph" style:parent-style-name="Table_20_Contents">
      <style:text-properties style:font-name="Liberation Serif" officeooo:rsid="002766e9" officeooo:paragraph-rsid="002766e9"/>
    </style:style>
    <style:style style:name="T1" style:family="text">
      <style:text-properties loext:padding="0cm" loext:border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13658898" text:style-name="L2">
        <text:list-item>
          <text:p text:style-name="P1">The big bang theorie</text:p>
        </text:list-item>
        <text:list-item>
          <text:p text:style-name="P1">malcom</text:p>
        </text:list-item>
        <text:list-item>
          <text:p text:style-name="P1">american dad </text:p>
        </text:list-item>
        <text:list-item>
          <text:p text:style-name="P1">les simpsons</text:p>
        </text:list-item>
        <text:list-item>
          <text:p text:style-name="P1">ma famille dabord </text:p>
        </text:list-item>
        <text:list-item>
          <text:p text:style-name="P1">narcos</text:p>
        </text:list-item>
        <text:list-item>
          <text:p text:style-name="P1">futurama</text:p>
        </text:list-item>
        <text:list-item>
          <text:p text:style-name="P1">rick et morty</text:p>
        </text:list-item>
        <text:list-item>
          <text:p text:style-name="P1">teen wolf</text:p>
        </text:list-item>
        <text:list-item>
          <text:p text:style-name="P1">flash</text:p>
        </text:list-item>
        <text:list-item>
          <text:p text:style-name="P1">breaking bad</text:p>
        </text:list-item>
        <text:list-item>
          <text:p text:style-name="P1">lucifer</text:p>
        </text:list-item>
        <text:list-item>
          <text:p text:style-name="P1">you</text:p>
        </text:list-item>
        <text:list-item>
          <text:p text:style-name="P1">dexter</text:p>
        </text:list-item>
        <text:list-item>
          <text:p text:style-name="P1">les seven deadly sins</text:p>
        </text:list-item>
        <text:list-item>
          <text:p text:style-name="P1">naruto </text:p>
        </text:list-item>
        <text:list-item>
          <text:p text:style-name="P1">one peace</text:p>
        </text:list-item>
        <text:list-item>
          <text:p text:style-name="P1">dragon ball</text:p>
        </text:list-item>
        <text:list-item>
          <text:p text:style-name="P1">hunter x hunter</text:p>
        </text:list-item>
        <text:list-item>
          <text:p text:style-name="P1">h</text:p>
        </text:list-item>
        <text:list-item>
          <text:p text:style-name="P1">boruto</text:p>
        </text:list-item>
        <text:list-item>
          <text:p text:style-name="P1">the way of the househusband</text:p>
        </text:list-item>
        <text:list-item>
          <text:p text:style-name="P1">sword art online</text:p>
        </text:list-item>
        <text:list-item>
          <text:p text:style-name="P1">walking dead</text:p>
        </text:list-item>
        <text:list-item>
          <text:p text:style-name="P1">bleach</text:p>
        </text:list-item>
        <text:list-item>
          <text:p text:style-name="P1">my hero academia</text:p>
        </text:list-item>
        <text:list-item>
          <text:p text:style-name="P1">the witcher</text:p>
        </text:list-item>
        <text:list-item>
          <text:p text:style-name="P1">food wars</text:p>
        </text:list-item>
        <text:list-item>
          <text:p text:style-name="P1">brooklyn 99</text:p>
        </text:list-item>
        <text:list-item>
          <text:p text:style-name="P1">community</text:p>
        </text:list-item>
        <text:list-item>
          <text:p text:style-name="P1">overlord</text:p>
        </text:list-item>
        <text:list-item>
          <text:p text:style-name="P1">SNK</text:p>
        </text:list-item>
        <text:list-item>
          <text:p text:style-name="P1">blue exorcist</text:p>
        </text:list-item>
        <text:list-item>
          <text:p text:style-name="P1">log horizon</text:p>
        </text:list-item>
        <text:list-item>
          <text:p text:style-name="P1">i zombie</text:p>
        </text:list-item>
        <text:list-item>
          <text:p text:style-name="P1">FMA</text:p>
        </text:list-item>
        <text:list-item>
          <text:p text:style-name="P1">tonikaku kawai</text:p>
        </text:list-item>
        <text:list-item>
          <text:p text:style-name="P1">erased</text:p>
        </text:list-item>
        <text:list-item>
          <text:p text:style-name="P1">great pretender</text:p>
        </text:list-item>
        <text:list-item>
          <text:p text:style-name="P1">daybreak</text:p>
        </text:list-item>
        <text:list-item>
          <text:p text:style-name="P1">13 reason why</text:p>
        </text:list-item>
        <text:list-item>
          <text:p text:style-name="P1">one punch man</text:p>
        </text:list-item>
        <text:list-item>
          <text:p text:style-name="P1">wakfu</text:p>
        </text:list-item>
        <text:list-item>
          <text:p text:style-name="P1">new girl</text:p>
        </text:list-item>
        <text:list-item>
          <text:p text:style-name="P1">suits</text:p>
        </text:list-item>
        <text:list-item>
          <text:p text:style-name="P1">sqid game</text:p>
        </text:list-item>
        <text:list-item>
          <text:p text:style-name="P1">sex education</text:p>
        </text:list-item>
        <text:list-item>
          <text:p text:style-name="P1">friends</text:p>
        </text:list-item>
        <text:list-item>
          <text:p text:style-name="P1">how i met your mother</text:p>
        </text:list-item>
        <text:list-item>
          <text:p text:style-name="P1">la casa de papel</text:p>
        </text:list-item>
        <text:list-item>
          <text:p text:style-name="P1">happy</text:p>
        </text:list-item>
        <text:list-item>
          <text:p text:style-name="P1">assassination classroom</text:p>
        </text:list-item>
        <text:list-item>
          <text:p text:style-name="P1"><text:soft-page-break/>no game no life</text:p>
        </text:list-item>
        <text:list-item>
          <text:p text:style-name="P1">akame ga kill</text:p>
        </text:list-item>
        <text:list-item>
          <text:p text:style-name="P2">gotham</text:p>
        </text:list-item>
        <text:list-item>
          <text:p text:style-name="P2">stranger things</text:p>
        </text:list-item>
        <text:list-item>
          <text:p text:style-name="P2">crazy ex-girlfriend</text:p>
        </text:list-item>
        <text:list-item>
          <text:p text:style-name="P2">riverdal</text:p>
        </text:list-item>
        <text:list-item>
          <text:p text:style-name="P2">omniscient</text:p>
        </text:list-item>
        <text:list-item>
          <text:p text:style-name="P2">el chapo</text:p>
        </text:list-item>
        <text:list-item>
          <text:p text:style-name="P2">3 %</text:p>
        </text:list-item>
        <text:list-item>
          <text:p text:style-name="P2">punisher</text:p>
        </text:list-item>
        <text:list-item>
          <text:p text:style-name="P2">viking</text:p>
        </text:list-item>
        <text:list-item>
          <text:p text:style-name="P2">prison break</text:p>
        </text:list-item>
        <text:list-item>
          <text:p text:style-name="P2">arrow</text:p>
        </text:list-item>
        <text:list-item>
          <text:p text:style-name="P2">combatants will be dispatched</text:p>
        </text:list-item>
        <text:list-item>
          <text:p text:style-name="P2">saint seya</text:p>
        </text:list-item>
        <text:list-item>
          <text:p text:style-name="P2">black miror</text:p>
        </text:list-item>
        <text:list-item>
          <text:p text:style-name="P2">the 100</text:p>
        </text:list-item>
        <text:list-item>
          <text:p text:style-name="P2">LUPIN</text:p>
        </text:list-item>
        <text:list-item>
          <text:p text:style-name="P2">ELITE</text:p>
        </text:list-item>
        <text:list-item>
          <text:p text:style-name="P2">tkg</text:p>
        </text:list-item>
        <text:list-item>
          <text:p text:style-name="P2">saiki kusuo</text:p>
        </text:list-item>
        <text:list-item>
          <text:p text:style-name="P2">another</text:p>
        </text:list-item>
        <text:list-item>
          <text:p text:style-name="P2">angel beats</text:p>
        </text:list-item>
        <text:list-item>
          <text:p text:style-name="P2">avatar le dernier maitre de l’air</text:p>
        </text:list-item>
        <text:list-item>
          <text:p text:style-name="P2">south park</text:p>
        </text:list-item>
        <text:list-item>
          <text:p text:style-name="P2">bob l’éponge</text:p>
        </text:list-item>
        <text:list-item>
          <text:p text:style-name="P2">code lyoko</text:p>
        </text:list-item>
        <text:list-item>
          <text:p text:style-name="P3">adventur time</text:p>
        </text:list-item>
        <text:list-item>
          <text:p text:style-name="P3">yu gi oh</text:p>
        </text:list-item>
        <text:list-item>
          <text:p text:style-name="P3">pokemon</text:p>
        </text:list-item>
        <text:list-item>
          <text:p text:style-name="P3">floor is lava</text:p>
        </text:list-item>
        <text:list-item>
          <text:p text:style-name="P3">nicky larson</text:p>
        </text:list-item>
        <text:list-item>
          <text:p text:style-name="P3">noragamie</text:p>
        </text:list-item>
        <text:list-item>
          <text:p text:style-name="P3">moi qui me réincarne en slime</text:p>
        </text:list-item>
        <text:list-item>
          <text:p text:style-name="P3">cow boy beep bop</text:p>
        </text:list-item>
        <text:list-item>
          <text:p text:style-name="P3">darlin in the franx</text:p>
        </text:list-item>
        <text:list-item>
          <text:p text:style-name="P3">death note</text:p>
        </text:list-item>
        <text:list-item>
          <text:p text:style-name="P3">daeth parade</text:p>
        </text:list-item>
        <text:list-item>
          <text:p text:style-name="P3">iruma a l’école des demon</text:p>
        </text:list-item>
        <text:list-item>
          <text:p text:style-name="P3">tokyo revenger</text:p>
        </text:list-item>
        <text:list-item>
          <text:p text:style-name="P3">dr stone</text:p>
        </text:list-item>
        <text:list-item>
          <text:p text:style-name="P3">the rising of the shield hero</text:p>
        </text:list-item>
        <text:list-item>
          <text:p text:style-name="P3">parasite</text:p>
        </text:list-item>
        <text:list-item>
          <text:p text:style-name="P3">the god of hight school</text:p>
        </text:list-item>
        <text:list-item>
          <text:p text:style-name="P3">jujustu kaisen</text:p>
        </text:list-item>
        <text:list-item>
          <text:p text:style-name="P3">mob psycho 100</text:p>
        </text:list-item>
        <text:list-item>
          <text:p text:style-name="P3">darwin’s games</text:p>
        </text:list-item>
        <text:list-item>
          <text:p text:style-name="P4">plastic memories </text:p>
        </text:list-item>
        <text:list-item>
          <text:p text:style-name="P4">your name</text:p>
        </text:list-item>
        <text:list-item>
          <text:p text:style-name="P4">golden time</text:p>
        </text:list-item>
        <text:list-item>
          <text:p text:style-name="P4">tower of god</text:p>
        </text:list-item>
        <text:list-item>
          <text:p text:style-name="P4">devil man cry</text:p>
        </text:list-item>
        <text:list-item>
          <text:p text:style-name="P4"><text:soft-page-break/>mrtonegawa</text:p>
        </text:list-item>
        <text:list-item>
          <text:p text:style-name="P4">ACE attorney</text:p>
        </text:list-item>
        <text:list-item>
          <text:p text:style-name="P4">radiant</text:p>
        </text:list-item>
        <text:list-item>
          <text:p text:style-name="P4">last man</text:p>
        </text:list-item>
        <text:list-item>
          <text:p text:style-name="P4">black clover</text:p>
        </text:list-item>
        <text:list-item>
          <text:p text:style-name="P4">bungo stray dogs</text:p>
        </text:list-item>
        <text:list-item>
          <text:p text:style-name="P4">re zero</text:p>
        </text:list-item>
        <text:list-item>
          <text:p text:style-name="P4">twin star exorciste</text:p>
        </text:list-item>
        <text:list-item>
          <text:p text:style-name="P4">gintama</text:p>
        </text:list-item>
        <text:list-item>
          <text:p text:style-name="P4">kingdom</text:p>
        </text:list-item>
        <text:list-item>
          <text:p text:style-name="P4">fairy tail</text:p>
        </text:list-item>
        <text:list-item>
          <text:p text:style-name="P4">terraformars</text:p>
        </text:list-item>
        <text:list-item>
          <text:p text:style-name="P4">kenichi le disciple ultime</text:p>
        </text:list-item>
        <text:list-item>
          <text:p text:style-name="P4">strike the blood</text:p>
        </text:list-item>
        <text:list-item>
          <text:p text:style-name="P4">silent voice</text:p>
        </text:list-item>
        <text:list-item>
          <text:p text:style-name="P4">black butler</text:p>
        </text:list-item>
        <text:list-item>
          <text:p text:style-name="P5">haiku</text:p>
        </text:list-item>
        <text:list-item>
          <text:p text:style-name="P5">beelzebub</text:p>
        </text:list-item>
        <text:list-item>
          <text:p text:style-name="P5">ken le survivant</text:p>
        </text:list-item>
        <text:list-item>
          <text:p text:style-name="P5">psycho pass</text:p>
        </text:list-item>
        <text:list-item>
          <text:p text:style-name="P5">albator</text:p>
        </text:list-item>
        <text:list-item>
          <text:p text:style-name="P5">yu yu <text:s/>kakusho</text:p>
        </text:list-item>
        <text:list-item>
          <text:p text:style-name="P5">shaman king</text:p>
        </text:list-item>
        <text:list-item>
          <text:p text:style-name="P5">toriko</text:p>
        </text:list-item>
        <text:list-item>
          <text:p text:style-name="P5">fire force</text:p>
        </text:list-item>
        <text:list-item>
          <text:p text:style-name="P5">gto</text:p>
        </text:list-item>
        <text:list-item>
          <text:p text:style-name="P5">bakuman</text:p>
        </text:list-item>
        <text:list-item>
          <text:p text:style-name="P5">slam dunk</text:p>
        </text:list-item>
        <text:list-item>
          <text:p text:style-name="P5">to your eternity</text:p>
        </text:list-item>
        <text:list-item>
          <text:p text:style-name="P5">code geass</text:p>
        </text:list-item>
        <text:list-item>
          <text:p text:style-name="P5">dead man wanderland</text:p>
        </text:list-item>
        <text:list-item>
          <text:p text:style-name="P5">the good place</text:p>
        </text:list-item>
        <text:list-item>
          <text:p text:style-name="P5">fate</text:p>
        </text:list-item>
        <text:list-item>
          <text:p text:style-name="P5">arifureta</text:p>
        </text:list-item>
        <text:list-item>
          <text:p text:style-name="P5">cautious hero</text:p>
        </text:list-item>
        <text:list-item>
          <text:p text:style-name="P5">danmachi</text:p>
        </text:list-item>
        <text:list-item>
          <text:p text:style-name="P5">demon slayer</text:p>
        </text:list-item>
        <text:list-item>
          <text:p text:style-name="P5">goblin slayer</text:p>
        </text:list-item>
        <text:list-item>
          <text:p text:style-name="P5">grand blue</text:p>
        </text:list-item>
        <text:list-item>
          <text:p text:style-name="P6">king’s game</text:p>
        </text:list-item>
        <text:list-item>
          <text:p text:style-name="P6">negima</text:p>
        </text:list-item>
        <text:list-item>
          <text:p text:style-name="P6">the asterisk war </text:p>
        </text:list-item>
        <text:list-item>
          <text:p text:style-name="P6">radukai kishi no cavalery</text:p>
        </text:list-item>
        <text:list-item>
          <text:p text:style-name="P6">the dungeon of black company</text:p>
        </text:list-item>
        <text:list-item>
          <text:p text:style-name="P6">we never learn</text:p>
        </text:list-item>
        <text:list-item>
          <text:p text:style-name="P6">charlotte</text:p>
        </text:list-item>
        <text:list-item>
          <text:p text:style-name="P6">uq holder</text:p>
        </text:list-item>
        <text:list-item>
          <text:p text:style-name="P6">the misfit of demon king academy</text:p>
        </text:list-item>
        <text:list-item>
          <text:p text:style-name="P6">the irregular at magic school</text:p>
        </text:list-item>
        <text:list-item>
          <text:p text:style-name="P6">konosuba</text:p>
        </text:list-item>
        <text:list-item>
          <text:p text:style-name="P6">dragon maid</text:p>
        </text:list-item>
        <text:list-item>
          <text:p text:style-name="P7">game of throne</text:p>
        </text:list-item>
        <text:list-item>
          <text:p text:style-name="P8"><text:soft-page-break/><text:span text:style-name="T1">ncis</text:span></text:p>
        </text:list-item>
        <text:list-item>
          <text:p text:style-name="P8"><text:span text:style-name="T1">police paradise</text:span></text:p>
        </text:list-item>
      </text:list>
      <text:p text:style-name="P9"/>
      <text:list xml:id="list131419010464846" text:continue-numbering="true" text:style-name="L2">
        <text:list-item>
          <text:p text:style-name="P8"><text:span text:style-name="T1">mentaliste</text:span></text:p>
        </text:list-item>
        <text:list-item>
          <text:p text:style-name="P8"><text:span text:style-name="T1">smallville</text:span></text:p>
        </text:list-item>
        <text:list-item>
          <text:p text:style-name="P8"><text:span text:style-name="T1">the midle</text:span></text:p>
        </text:list-item>
        <text:list-item>
          <text:p text:style-name="P8"><text:span text:style-name="T1">young sheldon</text:span></text:p>
        </text:list-item>
        <text:list-item>
          <text:p text:style-name="P8"><text:span text:style-name="T1">archer</text:span></text:p>
        </text:list-item>
        <text:list-item>
          <text:p text:style-name="P8"><text:span text:style-name="T1">les cité d’or</text:span></text:p>
        </text:list-item>
        <text:list-item>
          <text:p text:style-name="P8"><text:span text:style-name="T1">dora</text:span></text:p>
        </text:list-item>
        <text:list-item>
          <text:p text:style-name="P8"><text:span text:style-name="T1">my litle pony</text:span></text:p>
        </text:list-item>
        <text:list-item>
          <text:p text:style-name="P8"><text:span text:style-name="T1">pat patrouille</text:span></text:p>
        </text:list-item>
        <text:list-item>
          <text:p text:style-name="P8"><text:span text:style-name="T1">oggy et les cafards </text:span></text:p>
        </text:list-item>
        <text:list-item>
          <text:p text:style-name="P8"><text:span text:style-name="T1">rats</text:span></text:p>
        </text:list-item>
        <text:list-item>
          <text:p text:style-name="P8"><text:span text:style-name="T1">ben 10</text:span></text:p>
        </text:list-item>
        <text:list-item>
          <text:p text:style-name="P8"><text:span text:style-name="T1">power rangers</text:span></text:p>
        </text:list-item>
        <text:list-item>
          <text:p text:style-name="P8"><text:span text:style-name="T1">ninjago</text:span></text:p>
        </text:list-item>
        <text:list-item>
          <text:p text:style-name="P8"><text:span text:style-name="T1">tchoupi</text:span></text:p>
        </text:list-item>
        <text:list-item>
          <text:p text:style-name="P8"><text:span text:style-name="T1">oui oui</text:span></text:p>
        </text:list-item>
        <text:list-item>
          <text:p text:style-name="P8"><text:span text:style-name="T1">winni l’ourson</text:span></text:p>
        </text:list-item>
        <text:list-item>
          <text:p text:style-name="P8"><text:span text:style-name="T1">petit ours brin</text:span></text:p>
        </text:list-item>
        <text:list-item>
          <text:p text:style-name="P8"><text:span text:style-name="T1">gormiti</text:span></text:p>
        </text:list-item>
        <text:list-item>
          <text:p text:style-name="P8"><text:span text:style-name="T1">sonic</text:span></text:p>
        </text:list-item>
        <text:list-item>
          <text:p text:style-name="P8"><text:span text:style-name="T1">totally spiecs</text:span></text:p>
        </text:list-item>
        <text:list-item>
          <text:p text:style-name="P10"><text:span text:style-name="T1">scooby doo </text:span></text:p>
        </text:list-item>
        <text:list-item>
          <text:p text:style-name="P10"><text:span text:style-name="T1">titeuf</text:span></text:p>
        </text:list-item>
        <text:list-item>
          <text:p text:style-name="P10"><text:span text:style-name="T1">digimon</text:span></text:p>
        </text:list-item>
        <text:list-item>
          <text:p text:style-name="P10"><text:span text:style-name="T1">black logoon</text:span></text:p>
        </text:list-item>
        <text:list-item>
          <text:p text:style-name="P10"><text:span text:style-name="T1">marsupilami</text:span></text:p>
        </text:list-item>
        <text:list-item>
          <text:p text:style-name="P10"><text:span text:style-name="T1">tom et jery</text:span></text:p>
        </text:list-item>
        <text:list-item>
          <text:p text:style-name="P10"><text:span text:style-name="T1">garfield</text:span></text:p>
        </text:list-item>
        <text:list-item>
          <text:p text:style-name="P10"><text:span text:style-name="T1">evengelion </text:span></text:p>
        </text:list-item>
        <text:list-item>
          <text:p text:style-name="P10"><text:span text:style-name="T1">titi et grominais</text:span></text:p>
        </text:list-item>
        <text:list-item>
          <text:p text:style-name="P10"><text:span text:style-name="T1">la panthere rose</text:span></text:p>
        </text:list-item>
        <text:list-item>
          <text:p text:style-name="P10"><text:span text:style-name="T1">troll de troy</text:span></text:p>
        </text:list-item>
        <text:list-item>
          <text:p text:style-name="P10"><text:span text:style-name="T1">tintin</text:span></text:p>
        </text:list-item>
        <text:list-item>
          <text:p text:style-name="P10"><text:span text:style-name="T1">asterisk</text:span></text:p>
        </text:list-item>
        <text:list-item>
          <text:p text:style-name="P10"><text:span text:style-name="T1">les schtroumf</text:span></text:p>
        </text:list-item>
        <text:list-item>
          <text:p text:style-name="P10"><text:span text:style-name="T1">les zinzin de l’espace </text:span></text:p>
        </text:list-item>
        <text:list-item>
          <text:p text:style-name="P10"><text:span text:style-name="T1">le laboratoire </text:span></text:p>
        </text:list-item>
        <text:list-item>
          <text:p text:style-name="P10"><text:span text:style-name="T1">le laboratoire de dexter</text:span></text:p>
        </text:list-item>
        <text:list-item>
          <text:p text:style-name="P10"><text:span text:style-name="T1">la famille pirate</text:span></text:p>
        </text:list-item>
        <text:list-item>
          <text:p text:style-name="P10"><text:span text:style-name="T1">il était une fois a vie</text:span></text:p>
        </text:list-item>
        <text:list-item>
          <text:p text:style-name="P10"><text:span text:style-name="T1">zig et sharko</text:span></text:p>
        </text:list-item>
        <text:list-item>
          <text:p text:style-name="P10"><text:span text:style-name="T1">berserk</text:span></text:p>
        </text:list-item>
        <text:list-item>
          <text:p text:style-name="P12"><text:span text:style-name="T1">your lie in april</text:span></text:p>
        </text:list-item>
        <text:list-item>
          <text:p text:style-name="P13"><text:span text:style-name="T1">mr robot</text:span></text:p>
        </text:list-item>
      </text:list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0:26:55.299000000</meta:creation-date>
    <dc:date>2021-10-18T13:14:17.592000000</dc:date>
    <meta:editing-duration>PT40M4S</meta:editing-duration>
    <meta:editing-cycles>4</meta:editing-cycles>
    <meta:generator>LibreOffice/7.1.3.2$Windows_X86_64 LibreOffice_project/47f78053abe362b9384784d31a6e56f8511eb1c1</meta:generator>
    <meta:document-statistic meta:table-count="0" meta:image-count="0" meta:object-count="0" meta:page-count="5" meta:paragraph-count="202" meta:word-count="634" meta:character-count="3072" meta:non-whitespace-character-count="2831"/>
  </office:meta>
</office:document-meta>
</file>